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60bd9" officeooo:paragraph-rsid="00160bd9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60bd9" officeooo:paragraph-rsid="0016e6f0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4pt" style:text-underline-style="none" fo:font-weight="normal" officeooo:rsid="00165791" officeooo:paragraph-rsid="00165791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65791" officeooo:paragraph-rsid="0016e6f0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16e6f0" officeooo:paragraph-rsid="0016e6f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7821b" officeooo:paragraph-rsid="0017821b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7cbff" officeooo:paragraph-rsid="0017cbff" style:font-size-asian="12.25pt" style:font-weight-asian="normal" style:font-size-complex="14pt" style:font-weight-complex="normal"/>
    </style:style>
    <style:style style:name="T1" style:family="text">
      <style:text-properties officeooo:rsid="0016e6f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7cb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ON FUNCTION </text:p>
      <text:p text:style-name="P1"/>
      <text:p text:style-name="P3">1.add_action :</text:p>
      <text:p text:style-name="P3"><text:tab/>→ this add action at time of event.</text:p>
      <text:p text:style-name="P3"><text:tab/>→ it is called after every event.</text:p>
      <text:p text:style-name="P3"><text:tab/>→ calling</text:p>
      <text:p text:style-name="P3"><text:tab/><text:tab/> add_action(sr_no,remark,status,auth );</text:p>
      <text:p text:style-name="P3"/>
      <text:p text:style-name="P3">2. send_noitification_consultancy</text:p>
      <text:p text:style-name="P3"><text:tab/>→ send notification to appropriate person according to status</text:p>
      <text:p text:style-name="P3"><text:tab/>→ it is called after every event.</text:p>
      <text:p text:style-name="P3"><text:tab/>→ calling:</text:p>
      <text:p text:style-name="P4"><text:tab/><text:tab/>send_noitification_consultancy<text:span text:style-name="T1">(sr_no,status);</text:span></text:p>
      <text:p text:style-name="P4"><text:tab/><text:tab/></text:p>
      <text:p text:style-name="P2"><text:span text:style-name="T1">GENERAL</text:span> FUNCTION </text:p>
      <text:p text:style-name="P4"/>
      <text:p text:style-name="P5">1. index</text:p>
      <text:p text:style-name="P5"><text:tab/>→ it always call the form which we have to fill</text:p>
      <text:p text:style-name="P5"><text:tab/>→calling</text:p>
      <text:p text:style-name="P5"><text:tab/><text:tab/> index(sr_no)</text:p>
      <text:p text:style-name="P5">2. submit</text:p>
      <text:p text:style-name="P5"><text:tab/>→ it has prefix submit</text:p>
      <text:p text:style-name="P5"><text:tab/>→ data getting from form using post will be inserted.</text:p>
      <text:p text:style-name="P5">3. approve</text:p>
      <text:p text:style-name="P5"><text:tab/>→ this is called after approval</text:p>
      <text:p text:style-name="P5"><text:tab/>→ it change the status of form.</text:p>
      <text:p text:style-name="P5"><text:tab/>→ calling</text:p>
      <text:p text:style-name="P5"><text:tab/><text:tab/>approve_consult_form(sr_no,auth_id)</text:p>
      <text:p text:style-name="P5">4. edit</text:p>
      <text:p text:style-name="P5"><text:tab/>→ it is called when we have to edit the form.</text:p>
      <text:p text:style-name="P5"><text:tab/>→ calling</text:p>
      <text:p text:style-name="P5"><text:tab/><text:tab/>edit_linkup_no($sr_no)</text:p>
      <text:p text:style-name="P6">5.view</text:p>
      <text:p text:style-name="P6"><text:tab/>→ view the filled form .</text:p>
      <text:p text:style-name="P6"><text:tab/>→ calling </text:p>
      <text:p text:style-name="P6"><text:tab/><text:tab/>view_consultancy_form($auth_id)</text:p>
      <text:p text:style-name="P6">6. upload</text:p>
      <text:p text:style-name="P6"><text:tab/>→ upload the file</text:p>
      <text:p text:style-name="P6"><text:tab/>→ calling</text:p>
      <text:p text:style-name="P6"><text:tab/><text:tab/>upload_file(name, s<text:span text:style-name="T3">r_</text:span>no)</text:p>
      <text:p text:style-name="P7"/>
      <text:p text:style-name="P2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1:41:05.322209660</meta:creation-date>
    <dc:date>2016-05-03T12:18:31.982383135</dc:date>
    <meta:editing-duration>PT36M3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132" meta:character-count="869" meta:non-whitespace-character-count="733"/>
  </office:meta>
</office:document-meta>
</file>